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weight="bold" style:font-weight-asian="bold" style:font-weight-complex="bold" style:text-underline-style="solid" style:text-underline-color="font-color"/>
    </style:style>
    <style:style style:name="T1_2" style:family="text">
      <style:text-properties fo:font-weight="bold" style:font-weight-asian="bold" style:font-weight-complex="bold" style:text-underline-style="solid" style:text-underline-color="font-color"/>
    </style:style>
    <style:style style:name="T1_3" style:family="text">
      <style:text-properties fo:font-weight="bold" style:font-weight-asian="bold" style:font-weight-complex="bold" style:text-underline-style="solid" style:text-underline-color="font-color"/>
    </style:style>
    <style:style style:name="T1_4" style:family="text">
      <style:text-properties fo:font-weight="bold" style:font-weight-asian="bold" style:font-weight-complex="bold" style:text-underline-style="solid" style:text-underline-color="font-color"/>
    </style:style>
    <style:style style:name="T1_5" style:family="text">
      <style:text-properties fo:font-weight="bold" style:font-weight-asian="bold" style:font-weight-complex="bold" style:text-underline-style="solid" style:text-underline-color="font-color"/>
    </style:style>
    <style:style style:name="T1_6" style:family="text">
      <style:text-properties fo:font-weight="bold" style:font-weight-asian="bold" style:font-weight-complex="bold" style:text-underline-style="solid" style:text-underline-color="font-color"/>
    </style:style>
    <style:style style:name="T1_7" style:family="text">
      <style:text-properties fo:font-weight="bold" style:font-weight-asian="bold" style:font-weight-complex="bold" style:text-underline-style="solid" style:text-underline-color="font-color"/>
    </style:style>
    <style:style style:name="T1_8" style:family="text">
      <style:text-properties fo:font-weight="bold" style:font-weight-asian="bold" style:font-weight-complex="bold" style:text-underline-style="solid" style:text-underline-color="font-color"/>
    </style:style>
    <style:style style:name="T1_9" style:family="text">
      <style:text-properties fo:font-weight="bold" style:font-weight-asian="bold" style:font-weight-complex="bold" style:text-underline-style="solid" style:text-underline-color="font-color"/>
    </style:style>
    <style:style style:name="P2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Table1" style:family="table">
      <style:table-properties table:align="left" style:width="15.875cm" fo:margin-left="0cm"/>
    </style:style>
    <style:style style:name="Column1" style:family="table-column">
      <style:table-column-properties style:column-width="3.995cm"/>
    </style:style>
    <style:style style:name="Column2" style:family="table-column">
      <style:table-column-properties style:column-width="11.8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line-height="115%" fo:margin-top="0cm" fo:margin-bottom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fo:margin-top="0cm" fo:margin-bottom="0cm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>
      <style:text-properties fo:font-style="italic" style:font-style-asian="italic" style:font-style-complex="italic"/>
    </style:style>
    <style:style style:name="T23_4" style:family="text">
      <style:text-properties fo:font-style="italic" style:font-style-asian="italic" style:font-style-complex="italic"/>
    </style:style>
    <style:style style:name="T23_5" style:family="text">
      <style:text-properties fo:font-style="italic" style:font-style-asian="italic" style:font-style-complex="italic"/>
    </style:style>
    <style:style style:name="T23_6" style:family="text">
      <style:text-properties fo:font-style="italic" style:font-style-asian="italic" style:font-style-complex="italic"/>
    </style:style>
    <style:style style:name="T23_7" style:family="text">
      <style:text-properties fo:font-style="italic" style:font-style-asian="italic" style:font-style-complex="italic"/>
    </style:style>
    <style:style style:name="T23_8" style:family="text">
      <style:text-properties fo:font-style="italic" style:font-style-asian="italic" style:font-style-complex="italic"/>
    </style:style>
    <style:style style:name="T23_9" style:family="text">
      <style:text-properties fo:font-style="italic" style:font-style-asian="italic" style:font-style-complex="italic"/>
    </style:style>
    <style:style style:name="T23_10" style:family="text">
      <style:text-properties fo:font-style="italic" style:font-style-asian="italic" style:font-style-complex="italic"/>
    </style:style>
    <style:style style:name="T23_11" style:family="text">
      <style:text-properties fo:font-style="italic" style:font-style-asian="italic" style:font-style-complex="italic"/>
    </style:style>
    <style:style style:name="T23_12" style:family="text">
      <style:text-properties fo:font-style="italic" style:font-style-asian="italic" style:font-style-complex="italic"/>
    </style:style>
    <style:style style:name="T23_13" style:family="text">
      <style:text-properties fo:font-style="italic" style:font-style-asian="italic" style:font-style-complex="italic"/>
    </style:style>
    <style:style style:name="T23_14" style:family="text">
      <style:text-properties fo:font-style="italic" style:font-style-asian="italic" style:font-style-complex="italic"/>
    </style:style>
    <style:style style:name="T23_15" style:family="text">
      <style:text-properties fo:font-style="italic" style:font-style-asian="italic" style:font-style-complex="italic"/>
    </style:style>
    <style:style style:name="T23_16" style:family="text">
      <style:text-properties fo:font-style="italic" style:font-style-asian="italic" style:font-style-complex="italic"/>
    </style:style>
    <style:style style:name="T23_17" style:family="text">
      <style:text-properties fo:font-style="italic" style:font-style-asian="italic" style:font-style-complex="italic"/>
    </style:style>
    <style:style style:name="T23_18" style:family="text">
      <style:text-properties fo:font-style="italic" style:font-style-asian="italic" style:font-style-complex="italic"/>
    </style:style>
    <style:style style:name="T23_19" style:family="text">
      <style:text-properties fo:font-style="italic" style:font-style-asian="italic" style:font-style-complex="italic"/>
    </style:style>
    <style:style style:name="T23_20" style:family="text">
      <style:text-properties fo:font-style="italic" style:font-style-asian="italic" style:font-style-complex="italic"/>
    </style:style>
    <style:style style:name="T23_21" style:family="text">
      <style:text-properties fo:font-style="italic" style:font-style-asian="italic" style:font-style-complex="italic"/>
    </style:style>
    <style:style style:name="T23_22" style:family="text">
      <style:text-properties fo:font-style="italic" style:font-style-asian="italic" style:font-style-complex="italic"/>
    </style:style>
    <style:style style:name="T23_23" style:family="text">
      <style:text-properties fo:font-style="italic" style:font-style-asian="italic" style:font-style-complex="italic"/>
    </style:style>
    <style:style style:name="T23_24" style:family="text">
      <style:text-properties fo:font-style="italic" style:font-style-asian="italic" style:font-style-complex="italic"/>
    </style:style>
    <style:style style:name="T23_25" style:family="text">
      <style:text-properties fo:font-style="italic" style:font-style-asian="italic" style:font-style-complex="italic"/>
    </style:style>
    <style:style style:name="T23_26" style:family="text">
      <style:text-properties fo:font-style="italic" style:font-style-asian="italic" style:font-style-complex="italic"/>
    </style:style>
    <style:style style:name="T23_27" style:family="text">
      <style:text-properties fo:font-style="italic" style:font-style-asian="italic" style:font-style-complex="italic"/>
    </style:style>
    <style:style style:name="T23_28" style:family="text">
      <style:text-properties fo:font-style="italic" style:font-style-asian="italic" style:font-style-complex="italic"/>
    </style:style>
    <style:style style:name="T23_29" style:family="text">
      <style:text-properties fo:font-style="italic" style:font-style-asian="italic" style:font-style-complex="italic"/>
    </style:style>
    <style:style style:name="T23_30" style:family="text">
      <style:text-properties fo:font-style="italic" style:font-style-asian="italic" style:font-style-complex="italic"/>
    </style:style>
    <style:style style:name="T23_31" style:family="text">
      <style:text-properties fo:font-style="italic" style:font-style-asian="italic" style:font-style-complex="italic"/>
    </style:style>
    <style:style style:name="T23_32" style:family="text">
      <style:text-properties fo:font-style="italic" style:font-style-asian="italic" style:font-style-complex="italic"/>
    </style:style>
    <style:style style:name="T23_33" style:family="text">
      <style:text-properties fo:font-style="italic" style:font-style-asian="italic" style:font-style-complex="italic"/>
    </style:style>
    <style:style style:name="T23_34" style:family="text">
      <style:text-properties fo:font-style="italic" style:font-style-asian="italic" style:font-style-complex="italic"/>
    </style:style>
    <style:style style:name="T23_35" style:family="text">
      <style:text-properties fo:font-style="italic" style:font-style-asian="italic" style:font-style-complex="italic"/>
    </style:style>
    <style:style style:name="T23_36" style:family="text">
      <style:text-properties fo:font-style="italic" style:font-style-asian="italic" style:font-style-complex="italic"/>
    </style:style>
    <style:style style:name="T23_37" style:family="text">
      <style:text-properties fo:font-style="italic" style:font-style-asian="italic" style:font-style-complex="italic"/>
    </style:style>
    <style:style style:name="T23_38" style:family="text">
      <style:text-properties fo:font-style="italic" style:font-style-asian="italic" style:font-style-complex="italic"/>
    </style:style>
    <style:style style:name="T23_39" style:family="text">
      <style:text-properties fo:font-style="italic" style:font-style-asian="italic" style:font-style-complex="italic"/>
    </style:style>
    <style:style style:name="T23_40" style:family="text">
      <style:text-properties fo:font-style="italic" style:font-style-asian="italic" style:font-style-complex="italic"/>
    </style:style>
    <style:style style:name="P2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Table2" style:family="table">
      <style:table-properties table:align="left" style:width="15.926cm" fo:margin-left="0cm"/>
    </style:style>
    <style:style style:name="Column3" style:family="table-column">
      <style:table-column-properties style:column-width="15.926cm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line-height="115%" fo:margin-top="0cm" fo:margin-bottom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font-weight="bold" style:font-weight-asian="bold" style:font-weight-complex="bold"/>
    </style:style>
    <style:style style:name="T29_2" style:family="text">
      <style:text-properties fo:font-weight="bold" style:font-weight-asian="bold" style:font-weight-complex="bold"/>
    </style:style>
    <style:style style:name="T29_3" style:family="text">
      <style:text-properties fo:font-style="italic" style:font-style-asian="italic" style:font-style-complex="italic"/>
    </style:style>
    <style:style style:name="T29_4" style:family="text">
      <style:text-properties fo:font-style="italic" style:font-style-asian="italic" style:font-style-complex="italic"/>
    </style:style>
    <style:style style:name="T29_5" style:family="text">
      <style:text-properties fo:font-style="italic" style:font-style-asian="italic" style:font-style-complex="italic"/>
    </style:style>
    <style:style style:name="T29_6" style:family="text">
      <style:text-properties fo:font-style="italic" style:font-style-asian="italic" style:font-style-complex="italic"/>
    </style:style>
    <style:style style:name="T29_7" style:family="text">
      <style:text-properties fo:font-style="italic" style:font-style-asian="italic" style:font-style-complex="italic"/>
    </style:style>
    <style:style style:name="T29_8" style:family="text">
      <style:text-properties fo:font-style="italic" style:font-style-asian="italic" style:font-style-complex="italic"/>
    </style:style>
    <style:style style:name="T29_9" style:family="text">
      <style:text-properties fo:font-style="italic" style:font-style-asian="italic" style:font-style-complex="italic"/>
    </style:style>
    <style:style style:name="T29_10" style:family="text">
      <style:text-properties fo:font-style="italic" style:font-style-asian="italic" style:font-style-complex="italic"/>
    </style:style>
    <style:style style:name="T29_11" style:family="text">
      <style:text-properties fo:font-style="italic" style:font-style-asian="italic" style:font-style-complex="italic"/>
    </style:style>
    <style:style style:name="T29_12" style:family="text">
      <style:text-properties fo:font-style="italic" style:font-style-asian="italic" style:font-style-complex="italic"/>
    </style:style>
    <style:style style:name="T29_13" style:family="text">
      <style:text-properties fo:font-style="italic" style:font-style-asian="italic" style:font-style-complex="italic"/>
    </style:style>
    <style:style style:name="T29_14" style:family="text">
      <style:text-properties fo:font-style="italic" style:font-style-asian="italic" style:font-style-complex="italic"/>
    </style:style>
    <style:style style:name="T29_15" style:family="text">
      <style:text-properties fo:font-style="italic" style:font-style-asian="italic" style:font-style-complex="italic"/>
    </style:style>
    <style:style style:name="T29_16" style:family="text">
      <style:text-properties fo:font-style="italic" style:font-style-asian="italic" style:font-style-complex="italic"/>
    </style:style>
    <style:style style:name="T29_17" style:family="text">
      <style:text-properties fo:font-style="italic" style:font-style-asian="italic" style:font-style-complex="italic"/>
    </style:style>
    <style:style style:name="T29_18" style:family="text">
      <style:text-properties fo:font-style="italic" style:font-style-asian="italic" style:font-style-complex="italic"/>
    </style:style>
    <style:style style:name="T29_19" style:family="text">
      <style:text-properties fo:font-style="italic" style:font-style-asian="italic" style:font-style-complex="italic"/>
    </style:style>
    <style:style style:name="T29_20" style:family="text">
      <style:text-properties fo:font-style="italic" style:font-style-asian="italic" style:font-style-complex="italic"/>
    </style:style>
    <style:style style:name="T29_21" style:family="text">
      <style:text-properties fo:font-style="italic" style:font-style-asian="italic" style:font-style-complex="italic"/>
    </style:style>
    <style:style style:name="T29_22" style:family="text">
      <style:text-properties fo:font-style="italic" style:font-style-asian="italic" style:font-style-complex="italic"/>
    </style:style>
    <style:style style:name="T29_23" style:family="text">
      <style:text-properties fo:font-style="italic" style:font-style-asian="italic" style:font-style-complex="italic"/>
    </style:style>
    <style:style style:name="T29_24" style:family="text">
      <style:text-properties fo:font-style="italic" style:font-style-asian="italic" style:font-style-complex="italic"/>
    </style:style>
    <style:style style:name="T29_25" style:family="text">
      <style:text-properties fo:font-style="italic" style:font-style-asian="italic" style:font-style-complex="italic"/>
    </style:style>
    <style:style style:name="T29_26" style:family="text">
      <style:text-properties fo:font-style="italic" style:font-style-asian="italic" style:font-style-complex="italic"/>
    </style:style>
    <style:style style:name="T29_27" style:family="text">
      <style:text-properties fo:font-style="italic" style:font-style-asian="italic" style:font-style-complex="italic"/>
    </style:style>
    <style:style style:name="T29_28" style:family="text">
      <style:text-properties fo:font-style="italic" style:font-style-asian="italic" style:font-style-complex="italic"/>
    </style:style>
    <style:style style:name="T29_29" style:family="text">
      <style:text-properties fo:font-style="italic" style:font-style-asian="italic" style:font-style-complex="italic"/>
    </style:style>
    <style:style style:name="T29_30" style:family="text">
      <style:text-properties fo:font-style="italic" style:font-style-asian="italic" style:font-style-complex="italic"/>
    </style:style>
    <style:style style:name="T29_31" style:family="text">
      <style:text-properties fo:font-style="italic" style:font-style-asian="italic" style:font-style-complex="italic"/>
    </style:style>
    <style:style style:name="T29_32" style:family="text">
      <style:text-properties fo:font-style="italic" style:font-style-asian="italic" style:font-style-complex="italic"/>
    </style:style>
    <style:style style:name="T29_33" style:family="text">
      <style:text-properties fo:font-style="italic" style:font-style-asian="italic" style:font-style-complex="italic"/>
    </style:style>
    <style:style style:name="T29_34" style:family="text">
      <style:text-properties fo:font-style="italic" style:font-style-asian="italic" style:font-style-complex="italic"/>
    </style:style>
    <style:style style:name="T29_35" style:family="text">
      <style:text-properties fo:font-style="italic" style:font-style-asian="italic" style:font-style-complex="italic"/>
    </style:style>
    <style:style style:name="T29_36" style:family="text">
      <style:text-properties fo:font-style="italic" style:font-style-asian="italic" style:font-style-complex="italic"/>
    </style:style>
    <style:style style:name="T29_37" style:family="text">
      <style:text-properties fo:font-style="italic" style:font-style-asian="italic" style:font-style-complex="italic"/>
    </style:style>
    <style:style style:name="T29_38" style:family="text">
      <style:text-properties fo:font-style="italic" style:font-style-asian="italic" style:font-style-complex="italic"/>
    </style:style>
    <style:style style:name="T29_39" style:family="text">
      <style:text-properties fo:font-style="italic" style:font-style-asian="italic" style:font-style-complex="italic"/>
    </style:style>
    <style:style style:name="T29_40" style:family="text">
      <style:text-properties fo:font-style="italic" style:font-style-asian="italic" style:font-style-complex="italic"/>
    </style:style>
    <style:style style:name="T29_41" style:family="text">
      <style:text-properties fo:font-style="italic" style:font-style-asian="italic" style:font-style-complex="italic"/>
    </style:style>
    <style:style style:name="T29_42" style:family="text">
      <style:text-properties fo:font-style="italic" style:font-style-asian="italic" style:font-style-complex="italic"/>
    </style:style>
    <style:style style:name="T29_43" style:family="text">
      <style:text-properties fo:font-style="italic" style:font-style-asian="italic" style:font-style-complex="italic"/>
    </style:style>
    <style:style style:name="T29_44" style:family="text">
      <style:text-properties fo:font-style="italic" style:font-style-asian="italic" style:font-style-complex="italic"/>
    </style:style>
    <style:style style:name="T29_45" style:family="text">
      <style:text-properties fo:font-style="italic" style:font-style-asian="italic" style:font-style-complex="italic"/>
    </style:style>
    <style:style style:name="T29_46" style:family="text">
      <style:text-properties fo:font-style="italic" style:font-style-asian="italic" style:font-style-complex="italic"/>
    </style:style>
    <style:style style:name="T29_47" style:family="text">
      <style:text-properties fo:font-style="italic" style:font-style-asian="italic" style:font-style-complex="italic"/>
    </style:style>
    <style:style style:name="T29_48" style:family="text">
      <style:text-properties fo:font-style="italic" style:font-style-asian="italic" style:font-style-complex="italic"/>
    </style:style>
    <style:style style:name="T29_49" style:family="text">
      <style:text-properties fo:font-style="italic" style:font-style-asian="italic" style:font-style-complex="italic"/>
    </style:style>
    <style:style style:name="T29_50" style:family="text">
      <style:text-properties fo:font-style="italic" style:font-style-asian="italic" style:font-style-complex="italic"/>
    </style:style>
    <style:style style:name="T29_51" style:family="text">
      <style:text-properties fo:font-style="italic" style:font-style-asian="italic" style:font-style-complex="italic"/>
    </style:style>
    <style:style style:name="T29_52" style:family="text">
      <style:text-properties fo:font-style="italic" style:font-style-asian="italic" style:font-style-complex="italic"/>
    </style:style>
    <style:style style:name="T29_53" style:family="text">
      <style:text-properties fo:font-style="italic" style:font-style-asian="italic" style:font-style-complex="italic"/>
    </style:style>
    <style:style style:name="T29_54" style:family="text">
      <style:text-properties fo:font-style="italic" style:font-style-asian="italic" style:font-style-complex="italic"/>
    </style:style>
    <style:style style:name="T29_55" style:family="text">
      <style:text-properties fo:font-style="italic" style:font-style-asian="italic" style:font-style-complex="italic"/>
    </style:style>
    <style:style style:name="T29_56" style:family="text">
      <style:text-properties fo:font-style="italic" style:font-style-asian="italic" style:font-style-complex="italic"/>
    </style:style>
    <style:style style:name="T29_57" style:family="text">
      <style:text-properties fo:font-style="italic" style:font-style-asian="italic" style:font-style-complex="italic"/>
    </style:style>
    <style:style style:name="T29_58" style:family="text">
      <style:text-properties fo:font-style="italic" style:font-style-asian="italic" style:font-style-complex="italic"/>
    </style:style>
    <style:style style:name="T29_59" style:family="text">
      <style:text-properties fo:font-style="italic" style:font-style-asian="italic" style:font-style-complex="italic"/>
    </style:style>
    <style:style style:name="T29_60" style:family="text">
      <style:text-properties fo:font-style="italic" style:font-style-asian="italic" style:font-style-complex="italic"/>
    </style:style>
    <style:style style:name="T29_61" style:family="text">
      <style:text-properties fo:font-style="italic" style:font-style-asian="italic" style:font-style-complex="italic"/>
    </style:style>
    <style:style style:name="T29_62" style:family="text">
      <style:text-properties fo:font-style="italic" style:font-style-asian="italic" style:font-style-complex="italic"/>
    </style:style>
    <style:style style:name="T29_63" style:family="text">
      <style:text-properties fo:font-style="italic" style:font-style-asian="italic" style:font-style-complex="italic"/>
    </style:style>
    <style:style style:name="T29_64" style:family="text">
      <style:text-properties fo:font-style="italic" style:font-style-asian="italic" style:font-style-complex="italic"/>
    </style:style>
    <style:style style:name="T29_65" style:family="text">
      <style:text-properties fo:font-style="italic" style:font-style-asian="italic" style:font-style-complex="italic"/>
    </style:style>
    <style:style style:name="T29_66" style:family="text">
      <style:text-properties fo:font-style="italic" style:font-style-asian="italic" style:font-style-complex="italic"/>
    </style:style>
    <style:style style:name="T29_67" style:family="text">
      <style:text-properties fo:font-style="italic" style:font-style-asian="italic" style:font-style-complex="italic"/>
    </style:style>
    <style:style style:name="T29_68" style:family="text">
      <style:text-properties fo:font-style="italic" style:font-style-asian="italic" style:font-style-complex="italic"/>
    </style:style>
    <style:style style:name="T29_69" style:family="text">
      <style:text-properties fo:font-style="italic" style:font-style-asian="italic" style:font-style-complex="italic"/>
    </style:style>
    <style:style style:name="T29_70" style:family="text">
      <style:text-properties fo:font-style="italic" style:font-style-asian="italic" style:font-style-complex="italic"/>
    </style:style>
    <style:style style:name="T29_71" style:family="text">
      <style:text-properties fo:font-style="italic" style:font-style-asian="italic" style:font-style-complex="italic"/>
    </style:style>
    <style:style style:name="T29_72" style:family="text">
      <style:text-properties fo:font-style="italic" style:font-style-asian="italic" style:font-style-complex="italic"/>
    </style:style>
    <style:style style:name="T29_73" style:family="text">
      <style:text-properties fo:font-style="italic" style:font-style-asian="italic" style:font-style-complex="italic"/>
    </style:style>
    <style:style style:name="T29_74" style:family="text">
      <style:text-properties fo:font-style="italic" style:font-style-asian="italic" style:font-style-complex="italic"/>
    </style:style>
    <style:style style:name="T29_75" style:family="text">
      <style:text-properties fo:font-style="italic" style:font-style-asian="italic" style:font-style-complex="italic"/>
    </style:style>
    <style:style style:name="T29_76" style:family="text">
      <style:text-properties fo:font-style="italic" style:font-style-asian="italic" style:font-style-complex="italic"/>
    </style:style>
    <style:style style:name="T29_77" style:family="text">
      <style:text-properties fo:font-style="italic" style:font-style-asian="italic" style:font-style-complex="italic"/>
    </style:style>
    <style:style style:name="T29_78" style:family="text">
      <style:text-properties fo:font-style="italic" style:font-style-asian="italic" style:font-style-complex="italic"/>
    </style:style>
    <style:style style:name="T29_79" style:family="text">
      <style:text-properties fo:font-style="italic" style:font-style-asian="italic" style:font-style-complex="italic"/>
    </style:style>
    <style:style style:name="T29_80" style:family="text">
      <style:text-properties fo:font-style="italic" style:font-style-asian="italic" style:font-style-complex="italic"/>
    </style:style>
    <style:style style:name="T29_81" style:family="text">
      <style:text-properties fo:font-style="italic" style:font-style-asian="italic" style:font-style-complex="italic"/>
    </style:style>
    <style:style style:name="T29_82" style:family="text">
      <style:text-properties fo:font-style="italic" style:font-style-asian="italic" style:font-style-complex="italic"/>
    </style:style>
    <style:style style:name="T29_83" style:family="text">
      <style:text-properties fo:font-style="italic" style:font-style-asian="italic" style:font-style-complex="italic"/>
    </style:style>
    <style:style style:name="T29_84" style:family="text">
      <style:text-properties fo:font-style="italic" style:font-style-asian="italic" style:font-style-complex="italic"/>
    </style:style>
    <style:style style:name="T29_85" style:family="text">
      <style:text-properties fo:font-style="italic" style:font-style-asian="italic" style:font-style-complex="italic"/>
    </style:style>
    <style:style style:name="T29_86" style:family="text">
      <style:text-properties fo:font-style="italic" style:font-style-asian="italic" style:font-style-complex="italic"/>
    </style:style>
    <style:style style:name="T29_87" style:family="text">
      <style:text-properties fo:font-style="italic" style:font-style-asian="italic" style:font-style-complex="italic"/>
    </style:style>
    <style:style style:name="T29_88" style:family="text">
      <style:text-properties fo:font-style="italic" style:font-style-asian="italic" style:font-style-complex="italic"/>
    </style:style>
    <style:style style:name="T29_89" style:family="text">
      <style:text-properties fo:font-style="italic" style:font-style-asian="italic" style:font-style-complex="italic"/>
    </style:style>
    <style:style style:name="T29_90" style:family="text">
      <style:text-properties fo:font-style="italic" style:font-style-asian="italic" style:font-style-complex="italic"/>
    </style:style>
    <style:style style:name="T29_91" style:family="text">
      <style:text-properties fo:font-style="italic" style:font-style-asian="italic" style:font-style-complex="italic"/>
    </style:style>
    <style:style style:name="T29_92" style:family="text">
      <style:text-properties fo:font-style="italic" style:font-style-asian="italic" style:font-style-complex="italic"/>
    </style:style>
    <style:style style:name="T29_93" style:family="text">
      <style:text-properties fo:font-style="italic" style:font-style-asian="italic" style:font-style-complex="italic"/>
    </style:style>
    <style:style style:name="T29_94" style:family="text">
      <style:text-properties fo:font-style="italic" style:font-style-asian="italic" style:font-style-complex="italic"/>
    </style:style>
    <style:style style:name="T29_95" style:family="text">
      <style:text-properties fo:font-style="italic" style:font-style-asian="italic" style:font-style-complex="italic"/>
    </style:style>
    <style:style style:name="T29_96" style:family="text">
      <style:text-properties fo:font-style="italic" style:font-style-asian="italic" style:font-style-complex="italic"/>
    </style:style>
    <style:style style:name="T29_97" style:family="text">
      <style:text-properties fo:font-style="italic" style:font-style-asian="italic" style:font-style-complex="italic"/>
    </style:style>
    <style:style style:name="T29_98" style:family="text">
      <style:text-properties fo:font-style="italic" style:font-style-asian="italic" style:font-style-complex="italic"/>
    </style:style>
    <style:style style:name="T29_99" style:family="text">
      <style:text-properties fo:font-style="italic" style:font-style-asian="italic" style:font-style-complex="italic"/>
    </style:style>
    <style:style style:name="T29_100" style:family="text">
      <style:text-properties fo:font-style="italic" style:font-style-asian="italic" style:font-style-complex="italic"/>
    </style:style>
    <style:style style:name="T29_101" style:family="text">
      <style:text-properties fo:font-style="italic" style:font-style-asian="italic" style:font-style-complex="italic"/>
    </style:style>
    <style:style style:name="T29_102" style:family="text">
      <style:text-properties fo:font-style="italic" style:font-style-asian="italic" style:font-style-complex="italic"/>
    </style:style>
    <style:style style:name="T29_103" style:family="text">
      <style:text-properties fo:font-style="italic" style:font-style-asian="italic" style:font-style-complex="italic"/>
    </style:style>
    <style:style style:name="T29_104" style:family="text">
      <style:text-properties fo:font-style="italic" style:font-style-asian="italic" style:font-style-complex="italic"/>
    </style:style>
    <style:style style:name="T29_105" style:family="text">
      <style:text-properties fo:font-style="italic" style:font-style-asian="italic" style:font-style-complex="italic"/>
    </style:style>
    <style:style style:name="T29_106" style:family="text">
      <style:text-properties fo:font-style="italic" style:font-style-asian="italic" style:font-style-complex="italic"/>
    </style:style>
    <style:style style:name="T29_107" style:family="text">
      <style:text-properties fo:font-style="italic" style:font-style-asian="italic" style:font-style-complex="italic"/>
    </style:style>
    <style:style style:name="T29_108" style:family="text">
      <style:text-properties fo:font-style="italic" style:font-style-asian="italic" style:font-style-complex="italic"/>
    </style:style>
    <style:style style:name="T29_109" style:family="text">
      <style:text-properties fo:font-style="italic" style:font-style-asian="italic" style:font-style-complex="italic"/>
    </style:style>
    <style:style style:name="T29_110" style:family="text">
      <style:text-properties fo:font-style="italic" style:font-style-asian="italic" style:font-style-complex="italic"/>
    </style:style>
    <style:style style:name="T29_111" style:family="text">
      <style:text-properties fo:font-style="italic" style:font-style-asian="italic" style:font-style-complex="italic"/>
    </style:style>
    <style:style style:name="T29_112" style:family="text">
      <style:text-properties fo:font-style="italic" style:font-style-asian="italic" style:font-style-complex="italic"/>
    </style:style>
    <style:style style:name="T29_113" style:family="text">
      <style:text-properties fo:font-style="italic" style:font-style-asian="italic" style:font-style-complex="italic"/>
    </style:style>
    <style:style style:name="T29_114" style:family="text">
      <style:text-properties fo:font-style="italic" style:font-style-asian="italic" style:font-style-complex="italic"/>
    </style:style>
    <style:style style:name="T29_115" style:family="text">
      <style:text-properties fo:font-style="italic" style:font-style-asian="italic" style:font-style-complex="italic"/>
    </style:style>
    <style:style style:name="T29_116" style:family="text">
      <style:text-properties fo:font-style="italic" style:font-style-asian="italic" style:font-style-complex="italic"/>
    </style:style>
    <style:style style:name="T29_117" style:family="text">
      <style:text-properties fo:font-style="italic" style:font-style-asian="italic" style:font-style-complex="italic"/>
    </style:style>
    <style:style style:name="T29_118" style:family="text">
      <style:text-properties fo:font-style="italic" style:font-style-asian="italic" style:font-style-complex="italic"/>
    </style:style>
    <style:style style:name="T29_119" style:family="text">
      <style:text-properties fo:font-style="italic" style:font-style-asian="italic" style:font-style-complex="italic"/>
    </style:style>
    <style:style style:name="T29_120" style:family="text">
      <style:text-properties fo:font-style="italic" style:font-style-asian="italic" style:font-style-complex="italic"/>
    </style:style>
    <style:style style:name="T29_121" style:family="text">
      <style:text-properties fo:font-style="italic" style:font-style-asian="italic" style:font-style-complex="italic"/>
    </style:style>
    <style:style style:name="T29_122" style:family="text">
      <style:text-properties fo:font-style="italic" style:font-style-asian="italic" style:font-style-complex="italic"/>
    </style:style>
    <style:style style:name="T29_123" style:family="text">
      <style:text-properties fo:font-style="italic" style:font-style-asian="italic" style:font-style-complex="italic"/>
    </style:style>
    <style:style style:name="T29_124" style:family="text">
      <style:text-properties fo:font-style="italic" style:font-style-asian="italic" style:font-style-complex="italic"/>
    </style:style>
    <style:style style:name="T29_125" style:family="text">
      <style:text-properties fo:font-style="italic" style:font-style-asian="italic" style:font-style-complex="italic"/>
    </style:style>
    <style:style style:name="T29_126" style:family="text">
      <style:text-properties fo:font-style="italic" style:font-style-asian="italic" style:font-style-complex="italic"/>
    </style:style>
    <style:style style:name="T29_127" style:family="text">
      <style:text-properties fo:font-style="italic" style:font-style-asian="italic" style:font-style-complex="italic"/>
    </style:style>
    <style:style style:name="P3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Table3" style:family="table">
      <style:table-properties table:align="left" style:width="15.875cm" fo:margin-left="0cm"/>
    </style:style>
    <style:style style:name="Column4" style:family="table-column">
      <style:table-column-properties style:column-width="3.995cm"/>
    </style:style>
    <style:style style:name="Column5" style:family="table-column">
      <style:table-column-properties style:column-width="11.88cm"/>
    </style:style>
    <style:style style:name="Row9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line-height="115%" fo:margin-top="0cm" fo:margin-bottom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2" style:family="paragraph" style:parent-style-name="Standard">
      <style:paragraph-properties fo:break-before="auto" fo:line-height="115%" fo:margin-top="0cm" fo:margin-bottom="0cm" style:writing-mode="lr-tb"/>
    </style:style>
    <style:style style:name="T52_1" style:family="text">
      <style:text-properties fo:font-weight="bold" style:font-weight-asian="bold" style:font-weight-complex="bold"/>
    </style:style>
    <style:style style:name="P5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Table4" style:family="table">
      <style:table-properties table:align="left" style:width="15.926cm" fo:margin-left="0cm"/>
    </style:style>
    <style:style style:name="Column6" style:family="table-column">
      <style:table-column-properties style:column-width="15.926cm"/>
    </style:style>
    <style:style style:name="Row15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</office:automatic-styles>
  <office:body>
    <office:text>
      <text:p text:style-name="P1"><text:span text:style-name="T1_1">ESPECIFICACIÓN</text:span><text:span text:style-name="T1_2"><text:s/></text:span><text:span text:style-name="T1_3">DE</text:span><text:span text:style-name="T1_4"><text:s/></text:span><text:span text:style-name="T1_5">CASOS</text:span><text:span text:style-name="T1_6"><text:s/></text:span><text:span text:style-name="T1_7">DE</text:span><text:span text:style-name="T1_8"><text:s/></text:span><text:span text:style-name="T1_9">USO</text:span></text:p>
      <text:p text:style-name="P2"/>
      <text:p text:style-name="P3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4"><text:span text:style-name="T4_1">NOMBRE</text:span></text:p>
          </table:table-cell>
          <table:table-cell table:style-name="Cell2">
            <text:p text:style-name="P5"><text:span text:style-name="T5_1">Realizar</text:span><text:span text:style-name="T5_2"><text:s/></text:span><text:span text:style-name="T5_3">Encargo</text:span></text:p>
          </table:table-cell>
        </table:table-row>
        <table:table-row table:style-name="Row2">
          <table:table-cell table:style-name="Cell3">
            <text:p text:style-name="P6"><text:span text:style-name="T6_1">INICIADOR</text:span></text:p>
          </table:table-cell>
          <table:table-cell table:style-name="Cell4">
            <text:p text:style-name="P7"><text:span text:style-name="T7_1">Cliente</text:span></text:p>
          </table:table-cell>
        </table:table-row>
        <table:table-row table:style-name="Row3">
          <table:table-cell table:style-name="Cell5">
            <text:p text:style-name="P8"><text:span text:style-name="T8_1">OBJETIVO</text:span></text:p>
          </table:table-cell>
          <table:table-cell table:style-name="Cell6">
            <text:p text:style-name="P9"><text:span text:style-name="T9_1">Realizar</text:span><text:span text:style-name="T9_2"><text:s/></text:span><text:span text:style-name="T9_3">un</text:span><text:span text:style-name="T9_4"><text:s/></text:span><text:span text:style-name="T9_5">pedido</text:span><text:span text:style-name="T9_6"><text:s/></text:span><text:span text:style-name="T9_7">de</text:span><text:span text:style-name="T9_8"><text:s/></text:span><text:span text:style-name="T9_9">comida</text:span></text:p>
          </table:table-cell>
        </table:table-row>
        <table:table-row table:style-name="Row4">
          <table:table-cell table:style-name="Cell7">
            <text:p text:style-name="P10"><text:span text:style-name="T10_1">PRECONDICIÓN</text:span></text:p>
          </table:table-cell>
          <table:table-cell table:style-name="Cell8">
            <text:p text:style-name="P11"><text:span text:style-name="T11_1">El</text:span><text:span text:style-name="T11_2"><text:s/></text:span><text:span text:style-name="T11_3">cliente</text:span><text:span text:style-name="T11_4"><text:s/></text:span><text:span text:style-name="T11_5">está</text:span><text:span text:style-name="T11_6"><text:s/></text:span><text:span text:style-name="T11_7">registrado</text:span></text:p>
          </table:table-cell>
        </table:table-row>
        <table:table-row table:style-name="Row5">
          <table:table-cell table:style-name="Cell9">
            <text:p text:style-name="P12"><text:span text:style-name="T12_1">ESCENARIO</text:span><text:span text:style-name="T12_2"><text:s/></text:span><text:span text:style-name="T12_3">PRINCIPAL</text:span><text:span text:style-name="T12_4"><text:s/></text:span><text:span text:style-name="T12_5">DE</text:span><text:span text:style-name="T12_6"><text:s/></text:span><text:span text:style-name="T12_7">ÉXITO</text:span></text:p>
          </table:table-cell>
          <table:table-cell table:style-name="Cell10">
            <text:list text:style-name="LS1" xml:id="list0">
              <text:list-item>
                <text:p text:style-name="P13"><text:span text:style-name="T13_1">Iniciar</text:span><text:span text:style-name="T13_2"><text:s/></text:span><text:span text:style-name="T13_3">pedido</text:span><text:span text:style-name="T13_4"><text:s/></text:span><text:span text:style-name="T13_5">de</text:span><text:span text:style-name="T13_6"><text:s/></text:span><text:span text:style-name="T13_7">encargo</text:span></text:p>
              </text:list-item>
              <text:list-item>
                <text:p text:style-name="P14"><text:span text:style-name="T14_1">Añadir</text:span><text:span text:style-name="T14_2"><text:s/></text:span><text:span text:style-name="T14_3">Item</text:span><text:span text:style-name="T14_4"><text:s/>(</text:span><text:span text:style-name="T14_5">repetir</text:span><text:span text:style-name="T14_6"><text:s/></text:span><text:span text:style-name="T14_7">hasta</text:span><text:span text:style-name="T14_8"><text:s/></text:span><text:span text:style-name="T14_9">que</text:span><text:span text:style-name="T14_10"><text:s/></text:span><text:span text:style-name="T14_11">estén</text:span><text:span text:style-name="T14_12"><text:s/></text:span><text:span text:style-name="T14_13">todos</text:span><text:span text:style-name="T14_14"><text:s/></text:span><text:span text:style-name="T14_15">los</text:span><text:span text:style-name="T14_16"><text:s/></text:span><text:span text:style-name="T14_17">items</text:span><text:span text:style-name="T14_18">)</text:span></text:p>
              </text:list-item>
              <text:list-item>
                <text:p text:style-name="P15"><text:span text:style-name="T15_1">Añadir</text:span><text:span text:style-name="T15_2"><text:s/></text:span><text:span text:style-name="T15_3">bebida</text:span><text:span text:style-name="T15_4"><text:s/>(</text:span><text:span text:style-name="T15_5">hasta</text:span><text:span text:style-name="T15_6"><text:s/></text:span><text:span text:style-name="T15_7">que</text:span><text:span text:style-name="T15_8"><text:s/></text:span><text:span text:style-name="T15_9">estén</text:span><text:span text:style-name="T15_10"><text:s/></text:span><text:span text:style-name="T15_11">todas</text:span><text:span text:style-name="T15_12"><text:s/></text:span><text:span text:style-name="T15_13">las</text:span><text:span text:style-name="T15_14"><text:s/></text:span><text:span text:style-name="T15_15">bebidas</text:span><text:span text:style-name="T15_16">)</text:span></text:p>
              </text:list-item>
              <text:list-item>
                <text:p text:style-name="P16"><text:span text:style-name="T16_1">Elegir</text:span><text:span text:style-name="T16_2"><text:s/></text:span><text:span text:style-name="T16_3">medio</text:span><text:span text:style-name="T16_4"><text:s/></text:span><text:span text:style-name="T16_5">de</text:span><text:span text:style-name="T16_6"><text:s/></text:span><text:span text:style-name="T16_7">pago</text:span></text:p>
              </text:list-item>
              <text:list-item>
                <text:p text:style-name="P17"><text:span text:style-name="T17_1">Completar</text:span><text:span text:style-name="T17_2"><text:s/></text:span><text:span text:style-name="T17_3">formulario</text:span><text:span text:style-name="T17_4"><text:s/></text:span><text:span text:style-name="T17_5">de</text:span><text:span text:style-name="T17_6"><text:s/></text:span><text:span text:style-name="T17_7">pago</text:span></text:p>
              </text:list-item>
              <text:list-item>
                <text:p text:style-name="P18"><text:span text:style-name="T18_1">Confirmar</text:span><text:span text:style-name="T18_2"><text:s/></text:span><text:span text:style-name="T18_3">envío</text:span><text:span text:style-name="T18_4"><text:s/></text:span><text:span text:style-name="T18_5">del</text:span><text:span text:style-name="T18_6"><text:s/></text:span><text:span text:style-name="T18_7">encargo</text:span></text:p>
              </text:list-item>
            </text:list>
          </table:table-cell>
        </table:table-row>
        <table:table-row table:style-name="Row6">
          <table:table-cell table:style-name="Cell11">
            <text:p text:style-name="P19"><text:span text:style-name="T19_1">POSTCONDICIÓN</text:span></text:p>
          </table:table-cell>
          <table:table-cell table:style-name="Cell12">
            <text:p text:style-name="P20"><text:span text:style-name="T20_1">Se</text:span><text:span text:style-name="T20_2"><text:s/></text:span><text:span text:style-name="T20_3">ha</text:span><text:span text:style-name="T20_4"><text:s/></text:span><text:span text:style-name="T20_5">realizado</text:span><text:span text:style-name="T20_6"><text:s/></text:span><text:span text:style-name="T20_7">un</text:span><text:span text:style-name="T20_8"><text:s/></text:span><text:span text:style-name="T20_9">pedido</text:span><text:span text:style-name="T20_10"><text:s/></text:span><text:span text:style-name="T20_11">y</text:span><text:span text:style-name="T20_12"><text:s/></text:span><text:span text:style-name="T20_13">ha</text:span><text:span text:style-name="T20_14"><text:s/></text:span><text:span text:style-name="T20_15">llegado</text:span><text:span text:style-name="T20_16"><text:s/></text:span><text:span text:style-name="T20_17">al</text:span><text:span text:style-name="T20_18"><text:s/></text:span><text:span text:style-name="T20_19">encargado</text:span><text:span text:style-name="T20_20"><text:s/></text:span><text:span text:style-name="T20_21">de</text:span><text:span text:style-name="T20_22"><text:s/></text:span><text:span text:style-name="T20_23">pedidos</text:span></text:p>
          </table:table-cell>
        </table:table-row>
      </table:table>
      <text:p text:style-name="P21"/>
      <text:list text:style-name="LS2" xml:id="list6">
        <text:list-item>
          <text:p text:style-name="P22"><text:span text:style-name="T22_1">EXTENSIONES</text:span><text:span text:style-name="T22_2"><text:s/></text:span></text:p>
        </text:list-item>
      </text:list>
      <text:p text:style-name="P23"><text:span text:style-name="T23_1">NOTA</text:span><text:span text:style-name="T23_2">:</text:span><text:span text:style-name="T23_3">creo</text:span><text:span text:style-name="T23_4"><text:s/></text:span><text:span text:style-name="T23_5">q</text:span><text:span text:style-name="T23_6"><text:s/></text:span><text:span text:style-name="T23_7">las</text:span><text:span text:style-name="T23_8"><text:s/></text:span><text:span text:style-name="T23_9">extensiones</text:span><text:span text:style-name="T23_10"><text:s/></text:span><text:span text:style-name="T23_11">van</text:span><text:span text:style-name="T23_12"><text:s/></text:span><text:span text:style-name="T23_13">como</text:span><text:span text:style-name="T23_14"><text:s/></text:span><text:span text:style-name="T23_15">un</text:span><text:span text:style-name="T23_16"><text:s/></text:span><text:span text:style-name="T23_17">escenario</text:span><text:span text:style-name="T23_18"><text:s/></text:span><text:span text:style-name="T23_19">distinto</text:span><text:span text:style-name="T23_20"><text:s/></text:span><text:span text:style-name="T23_21">por</text:span><text:span text:style-name="T23_22"><text:s/></text:span><text:span text:style-name="T23_23">lo</text:span><text:span text:style-name="T23_24"><text:s/></text:span><text:span text:style-name="T23_25">que</text:span><text:span text:style-name="T23_26"><text:s/></text:span><text:span text:style-name="T23_27">deberiamos</text:span><text:span text:style-name="T23_28"><text:s/></text:span><text:span text:style-name="T23_29">ponerle</text:span><text:span text:style-name="T23_30">.<text:s/></text:span><text:span text:style-name="T23_31">Estoy</text:span><text:span text:style-name="T23_32"><text:s/></text:span><text:span text:style-name="T23_33">en</text:span><text:span text:style-name="T23_34"><text:s/></text:span><text:span text:style-name="T23_35">duda</text:span><text:span text:style-name="T23_36"><text:s/></text:span><text:span text:style-name="T23_37">en</text:span><text:span text:style-name="T23_38"><text:s/></text:span><text:span text:style-name="T23_39">esto</text:span><text:span text:style-name="T23_40">…</text:span></text:p>
      <text:p text:style-name="P24"/>
      <table:table table:style-name="Table2">
        <table:table-column table:style-name="Column3"/>
        <table:table-row table:style-name="Row7">
          <table:table-cell table:style-name="Cell13">
            <text:p text:style-name="P25"><text:span text:style-name="T25_1">4.</text:span><text:span text:style-name="T25_2"><text:s text:c="3"/></text:span><text:span text:style-name="T25_3">No</text:span><text:span text:style-name="T25_4"><text:s/></text:span><text:span text:style-name="T25_5">pagar</text:span><text:span text:style-name="T25_6"><text:s/></text:span><text:span text:style-name="T25_7">por</text:span><text:span text:style-name="T25_8"><text:s/></text:span><text:span text:style-name="T25_9">medio</text:span><text:span text:style-name="T25_10"><text:s/></text:span><text:span text:style-name="T25_11">de</text:span><text:span text:style-name="T25_12"><text:s/></text:span><text:span text:style-name="T25_13">la</text:span><text:span text:style-name="T25_14"><text:s/></text:span><text:span text:style-name="T25_15">cuenta</text:span><text:span text:style-name="T25_16"><text:s/></text:span></text:p>
          </table:table-cell>
        </table:table-row>
        <table:table-row table:style-name="Row8">
          <table:table-cell table:style-name="Cell14">
            <text:list text:style-name="LS3" xml:id="list7">
              <text:list-item>
                <text:p text:style-name="P26"><text:span text:style-name="T26_1">Pagar</text:span><text:span text:style-name="T26_2"><text:s/></text:span><text:span text:style-name="T26_3">en</text:span><text:span text:style-name="T26_4"><text:s/></text:span><text:span text:style-name="T26_5">el</text:span><text:span text:style-name="T26_6"><text:s/></text:span><text:span text:style-name="T26_7">local</text:span></text:p>
              </text:list-item>
              <text:list-item>
                <text:p text:style-name="P27"><text:span text:style-name="T27_1">Pagar</text:span><text:span text:style-name="T27_2"><text:s/></text:span><text:span text:style-name="T27_3">al</text:span><text:span text:style-name="T27_4"><text:s/></text:span><text:span text:style-name="T27_5">delivery</text:span></text:p>
              </text:list-item>
            </text:list>
          </table:table-cell>
        </table:table-row>
      </table:table>
      <text:p text:style-name="P28"/>
      <text:p text:style-name="P29"><text:span text:style-name="T29_1">NOTA</text:span><text:span text:style-name="T29_2">:<text:s/></text:span><text:span text:style-name="T29_3">Si</text:span><text:span text:style-name="T29_4"><text:s/></text:span><text:span text:style-name="T29_5">bien</text:span><text:span text:style-name="T29_6"><text:s/></text:span><text:span text:style-name="T29_7">el</text:span><text:span text:style-name="T29_8"><text:s/></text:span><text:span text:style-name="T29_9">diagrama</text:span><text:span text:style-name="T29_10"><text:s/></text:span><text:span text:style-name="T29_11">y</text:span><text:span text:style-name="T29_12"><text:s/></text:span><text:span text:style-name="T29_13">en</text:span><text:span text:style-name="T29_14"><text:s/></text:span><text:span text:style-name="T29_15">la</text:span><text:span text:style-name="T29_16"><text:s/></text:span><text:span text:style-name="T29_17">descripcion</text:span><text:span text:style-name="T29_18"><text:s/></text:span><text:span text:style-name="T29_19">breve</text:span><text:span text:style-name="T29_20"><text:s/></text:span><text:span text:style-name="T29_21">pusimos</text:span><text:span text:style-name="T29_22"><text:s/></text:span><text:span text:style-name="T29_23">lo</text:span><text:span text:style-name="T29_24"><text:s/></text:span><text:span text:style-name="T29_25">de</text:span><text:span text:style-name="T29_26"><text:s/></text:span><text:span text:style-name="T29_27">añadir</text:span><text:span text:style-name="T29_28">/</text:span><text:span text:style-name="T29_29">quitar</text:span><text:span text:style-name="T29_30"><text:s/></text:span><text:span text:style-name="T29_31">horno</text:span><text:span text:style-name="T29_32"><text:s/></text:span><text:span text:style-name="T29_33">ponerlo</text:span><text:span text:style-name="T29_34"><text:s/></text:span><text:span text:style-name="T29_35">en</text:span><text:span text:style-name="T29_36"><text:s/></text:span><text:span text:style-name="T29_37">esta</text:span><text:span text:style-name="T29_38"><text:s/></text:span><text:span text:style-name="T29_39">plantilla</text:span><text:span text:style-name="T29_40"><text:s/></text:span><text:span text:style-name="T29_41">le</text:span><text:span text:style-name="T29_42"><text:s/></text:span><text:span text:style-name="T29_43">saca</text:span><text:span text:style-name="T29_44"><text:s/></text:span><text:span text:style-name="T29_45">cohesion</text:span><text:span text:style-name="T29_46"><text:s/></text:span><text:span text:style-name="T29_47">y</text:span><text:span text:style-name="T29_48"><text:s/></text:span><text:span text:style-name="T29_49">le</text:span><text:span text:style-name="T29_50"><text:s/></text:span><text:span text:style-name="T29_51">sube</text:span><text:span text:style-name="T29_52"><text:s/></text:span><text:span text:style-name="T29_53">el</text:span><text:span text:style-name="T29_54"><text:s/></text:span><text:span text:style-name="T29_55">acoplamiento</text:span><text:span text:style-name="T29_56">,<text:s/></text:span><text:span text:style-name="T29_57">por</text:span><text:span text:style-name="T29_58"><text:s/></text:span><text:span text:style-name="T29_59">lo</text:span><text:span text:style-name="T29_60"><text:s/></text:span><text:span text:style-name="T29_61">q</text:span><text:span text:style-name="T29_62"><text:s/></text:span><text:span text:style-name="T29_63">no</text:span><text:span text:style-name="T29_64"><text:s/></text:span><text:span text:style-name="T29_65">lo</text:span><text:span text:style-name="T29_66"><text:s/></text:span><text:span text:style-name="T29_67">puse</text:span><text:span text:style-name="T29_68"><text:s/></text:span><text:span text:style-name="T29_69">hay</text:span><text:span text:style-name="T29_70"><text:s/></text:span><text:span text:style-name="T29_71">q</text:span><text:span text:style-name="T29_72"><text:s/></text:span><text:span text:style-name="T29_73">ver</text:span><text:span text:style-name="T29_74">.</text:span><text:span text:style-name="T29_75">Quiza</text:span><text:span text:style-name="T29_76"><text:s/></text:span><text:span text:style-name="T29_77">esta</text:span><text:span text:style-name="T29_78"><text:s/></text:span><text:span text:style-name="T29_79">plantilla</text:span><text:span text:style-name="T29_80"><text:s/></text:span><text:span text:style-name="T29_81">pertenezca</text:span><text:span text:style-name="T29_82"><text:s/></text:span><text:span text:style-name="T29_83">a</text:span><text:span text:style-name="T29_84"><text:s/></text:span><text:span text:style-name="T29_85">otro</text:span><text:span text:style-name="T29_86"><text:s/></text:span><text:span text:style-name="T29_87">CU</text:span><text:span text:style-name="T29_88">.<text:s/></text:span><text:span text:style-name="T29_89">Hice</text:span><text:span text:style-name="T29_90"><text:s/></text:span><text:span text:style-name="T29_91">un</text:span><text:span text:style-name="T29_92"><text:s/></text:span><text:span text:style-name="T29_93">diag</text:span><text:span text:style-name="T29_94"><text:s/></text:span><text:span text:style-name="T29_95">de</text:span><text:span text:style-name="T29_96"><text:s/></text:span><text:span text:style-name="T29_97">actividad</text:span><text:span text:style-name="T29_98"><text:s/></text:span><text:span text:style-name="T29_99">preliminar</text:span><text:span text:style-name="T29_100"><text:s/></text:span><text:span text:style-name="T29_101">pero</text:span><text:span text:style-name="T29_102"><text:s/></text:span><text:span text:style-name="T29_103">me</text:span><text:span text:style-name="T29_104"><text:s/></text:span><text:span text:style-name="T29_105">suena</text:span><text:span text:style-name="T29_106"><text:s/></text:span><text:span text:style-name="T29_107">que</text:span><text:span text:style-name="T29_108"><text:s/></text:span><text:span text:style-name="T29_109">esta</text:span><text:span text:style-name="T29_110"><text:s/></text:span><text:span text:style-name="T29_111">bastante</text:span><text:span text:style-name="T29_112"><text:s/></text:span><text:span text:style-name="T29_113">feo</text:span><text:span text:style-name="T29_114">,<text:s/></text:span><text:span text:style-name="T29_115">lo</text:span><text:span text:style-name="T29_116"><text:s/></text:span><text:span text:style-name="T29_117">subi</text:span><text:span text:style-name="T29_118"><text:s/></text:span><text:span text:style-name="T29_119">a</text:span><text:span text:style-name="T29_120"><text:s/></text:span><text:span text:style-name="T29_121">la</text:span><text:span text:style-name="T29_122"><text:s/></text:span><text:span text:style-name="T29_123">carpeta</text:span><text:span text:style-name="T29_124"><text:s/></text:span><text:span text:style-name="T29_125">de</text:span><text:span text:style-name="T29_126"><text:s/></text:span><text:span text:style-name="T29_127">GDrive</text:span></text:p>
      <text:p text:style-name="P30"/>
      <table:table table:style-name="Table3">
        <table:table-column table:style-name="Column4"/>
        <table:table-column table:style-name="Column5"/>
        <table:table-row table:style-name="Row9">
          <table:table-cell table:style-name="Cell15">
            <text:p text:style-name="P31"><text:span text:style-name="T31_1">NOMBRE</text:span></text:p>
          </table:table-cell>
          <table:table-cell table:style-name="Cell16">
            <text:p text:style-name="P32"><text:span text:style-name="T32_1">Gestionar</text:span><text:span text:style-name="T32_2"><text:s/></text:span><text:span text:style-name="T32_3">hornos</text:span></text:p>
          </table:table-cell>
        </table:table-row>
        <table:table-row table:style-name="Row10">
          <table:table-cell table:style-name="Cell17">
            <text:p text:style-name="P33"><text:span text:style-name="T33_1">INICIADOR</text:span></text:p>
          </table:table-cell>
          <table:table-cell table:style-name="Cell18">
            <text:p text:style-name="P34"><text:span text:style-name="T34_1">Encargado</text:span><text:span text:style-name="T34_2"><text:s/></text:span><text:span text:style-name="T34_3">de</text:span><text:span text:style-name="T34_4"><text:s/></text:span><text:span text:style-name="T34_5">gestión</text:span><text:span text:style-name="T34_6"><text:s/></text:span><text:span text:style-name="T34_7">de</text:span><text:span text:style-name="T34_8"><text:s/></text:span><text:span text:style-name="T34_9">hornos</text:span></text:p>
          </table:table-cell>
        </table:table-row>
        <table:table-row table:style-name="Row11">
          <table:table-cell table:style-name="Cell19">
            <text:p text:style-name="P35"><text:span text:style-name="T35_1">OBJETIVO</text:span></text:p>
          </table:table-cell>
          <table:table-cell table:style-name="Cell20">
            <text:p text:style-name="P36"><text:span text:style-name="T36_1">Definir</text:span><text:span text:style-name="T36_2"><text:s/></text:span><text:span text:style-name="T36_3">qué</text:span><text:span text:style-name="T36_4"><text:s/></text:span><text:span text:style-name="T36_5">hornos</text:span><text:span text:style-name="T36_6"><text:s/></text:span><text:span text:style-name="T36_7">deberán</text:span><text:span text:style-name="T36_8"><text:s/></text:span><text:span text:style-name="T36_9">cocinar</text:span><text:span text:style-name="T36_10"><text:s/></text:span><text:span text:style-name="T36_11">cada</text:span><text:span text:style-name="T36_12"><text:s/></text:span><text:span text:style-name="T36_13">uno</text:span><text:span text:style-name="T36_14"><text:s/></text:span><text:span text:style-name="T36_15">de</text:span><text:span text:style-name="T36_16"><text:s/></text:span><text:span text:style-name="T36_17">los</text:span><text:span text:style-name="T36_18"><text:s/></text:span><text:span text:style-name="T36_19">encargos</text:span><text:span text:style-name="T36_20"><text:s/></text:span></text:p>
          </table:table-cell>
        </table:table-row>
        <table:table-row table:style-name="Row12">
          <table:table-cell table:style-name="Cell21">
            <text:p text:style-name="P37"><text:span text:style-name="T37_1">PRECONDICIÓN</text:span></text:p>
          </table:table-cell>
          <table:table-cell table:style-name="Cell22">
            <text:p text:style-name="P38"><text:span text:style-name="T38_1">El</text:span><text:span text:style-name="T38_2"><text:s/></text:span><text:span text:style-name="T38_3">encargo</text:span><text:span text:style-name="T38_4"><text:s/></text:span><text:span text:style-name="T38_5">fue</text:span><text:span text:style-name="T38_6"><text:s/></text:span><text:span text:style-name="T38_7">aceptado</text:span><text:span text:style-name="T38_8"><text:s/></text:span><text:span text:style-name="T38_9">y</text:span><text:span text:style-name="T38_10"><text:s/></text:span><text:span text:style-name="T38_11">se</text:span><text:span text:style-name="T38_12"><text:s/></text:span><text:span text:style-name="T38_13">cuentan</text:span><text:span text:style-name="T38_14"><text:s/></text:span><text:span text:style-name="T38_15">con</text:span><text:span text:style-name="T38_16"><text:s/></text:span><text:span text:style-name="T38_17">los</text:span><text:span text:style-name="T38_18"><text:s/></text:span><text:span text:style-name="T38_19">insumos</text:span><text:span text:style-name="T38_20"><text:s/></text:span><text:span text:style-name="T38_21">necesarios</text:span><text:span text:style-name="T38_22"><text:s/></text:span><text:span text:style-name="T38_23">para</text:span><text:span text:style-name="T38_24"><text:s/></text:span><text:span text:style-name="T38_25">realizarlo</text:span></text:p>
          </table:table-cell>
        </table:table-row>
        <table:table-row table:style-name="Row13">
          <table:table-cell table:style-name="Cell23">
            <text:p text:style-name="P39"><text:span text:style-name="T39_1">ESCENARIO</text:span><text:span text:style-name="T39_2"><text:s/></text:span><text:span text:style-name="T39_3">PRINCIPAL</text:span><text:span text:style-name="T39_4"><text:s/></text:span><text:span text:style-name="T39_5">DE</text:span><text:span text:style-name="T39_6"><text:s/></text:span><text:span text:style-name="T39_7">ÉXITO</text:span></text:p>
          </table:table-cell>
          <table:table-cell table:style-name="Cell24">
            <text:list text:style-name="LS4" xml:id="list9">
              <text:list-item>
                <text:p text:style-name="P40"><text:span text:style-name="T40_1">Recibir</text:span><text:span text:style-name="T40_2"><text:s/></text:span><text:span text:style-name="T40_3">pedido</text:span></text:p>
              </text:list-item>
              <text:list-item>
                <text:p text:style-name="P41"><text:span text:style-name="T41_1">Consultar</text:span><text:span text:style-name="T41_2"><text:s/></text:span><text:span text:style-name="T41_3">recetas</text:span></text:p>
              </text:list-item>
              <text:list-item>
                <text:p text:style-name="P42"><text:span text:style-name="T42_1">Seleccionar</text:span><text:span text:style-name="T42_2"><text:s/></text:span><text:span text:style-name="T42_3">ingredientes</text:span></text:p>
              </text:list-item>
              <text:list-item>
                <text:p text:style-name="P43"><text:span text:style-name="T43_1">Preparar</text:span><text:span text:style-name="T43_2"><text:s/></text:span><text:span text:style-name="T43_3">comida</text:span></text:p>
              </text:list-item>
              <text:list-item>
                <text:p text:style-name="P44"><text:span text:style-name="T44_1">Separar</text:span><text:span text:style-name="T44_2"><text:s/></text:span><text:span text:style-name="T44_3">encargo</text:span><text:span text:style-name="T44_4"><text:s/></text:span><text:span text:style-name="T44_5">en</text:span><text:span text:style-name="T44_6"><text:s/></text:span><text:span text:style-name="T44_7">módulos</text:span></text:p>
              </text:list-item>
              <text:list-item>
                <text:p text:style-name="P45"><text:span text:style-name="T45_1">Elegir</text:span><text:span text:style-name="T45_2"><text:s/></text:span><text:span text:style-name="T45_3">horno</text:span></text:p>
              </text:list-item>
            </text:list>
          </table:table-cell>
        </table:table-row>
        <table:table-row table:style-name="Row14">
          <table:table-cell table:style-name="Cell25">
            <text:p text:style-name="P46"><text:span text:style-name="T46_1">POSTCONDICIÓN</text:span></text:p>
          </table:table-cell>
          <table:table-cell table:style-name="Cell26">
            <text:p text:style-name="P47"><text:span text:style-name="T47_1">El</text:span><text:span text:style-name="T47_2"><text:s/></text:span><text:span text:style-name="T47_3">encargo</text:span><text:span text:style-name="T47_4"><text:s/></text:span><text:span text:style-name="T47_5">es</text:span><text:span text:style-name="T47_6"><text:s/></text:span><text:span text:style-name="T47_7">cocinado</text:span><text:span text:style-name="T47_8"><text:s/></text:span><text:span text:style-name="T47_9">en</text:span><text:span text:style-name="T47_10"><text:s/></text:span><text:span text:style-name="T47_11">el</text:span><text:span text:style-name="T47_12"><text:s/></text:span><text:span text:style-name="T47_13">horno</text:span><text:span text:style-name="T47_14"><text:s/></text:span><text:span text:style-name="T47_15">seleccionado</text:span></text:p>
          </table:table-cell>
        </table:table-row>
      </table:table>
      <text:p text:style-name="P48"/>
      <text:p text:style-name="P49"/>
      <text:p text:style-name="P50"/>
      <text:p text:style-name="P51"/>
      <text:list text:style-name="LS2" xml:id="list15">
        <text:list-item>
          <text:p text:style-name="P52"><text:span text:style-name="T52_1">EXTENSIONES</text:span></text:p>
        </text:list-item>
      </text:list>
      <text:p text:style-name="P53"/>
      <table:table table:style-name="Table4">
        <table:table-column table:style-name="Column6"/>
        <table:table-row table:style-name="Row15">
          <table:table-cell table:style-name="Cell27">
            <text:p text:style-name="P54"><text:span text:style-name="T54_1">6.<text:s/></text:span><text:span text:style-name="T54_2">Hornos</text:span><text:span text:style-name="T54_3"><text:s/></text:span><text:span text:style-name="T54_4">no</text:span><text:span text:style-name="T54_5"><text:s/></text:span><text:span text:style-name="T54_6">disponibles</text:span></text:p>
          </table:table-cell>
        </table:table-row>
        <table:table-row table:style-name="Row16">
          <table:table-cell table:style-name="Cell28">
            <text:list text:style-name="LS5" xml:id="list16">
              <text:list-item>
                <text:p text:style-name="P55"><text:span text:style-name="T55_1">Poner</text:span><text:span text:style-name="T55_2"><text:s/></text:span><text:span text:style-name="T55_3">pedido</text:span><text:span text:style-name="T55_4"><text:s/></text:span><text:span text:style-name="T55_5">en</text:span><text:span text:style-name="T55_6"><text:s/></text:span><text:span text:style-name="T55_7">espera</text:span></text:p>
              </text:list-item>
              <text:list-item>
                <text:p text:style-name="P56"><text:span text:style-name="T56_1">Cancelar</text:span><text:span text:style-name="T56_2"><text:s/></text:span><text:span text:style-name="T56_3">pedido</text:span><text:span text:style-name="T56_4"><text:s/></text:span><text:span text:style-name="T56_5">si</text:span><text:span text:style-name="T56_6"><text:s/></text:span><text:span text:style-name="T56_7">el</text:span><text:span text:style-name="T56_8"><text:s/></text:span><text:span text:style-name="T56_9">cliente</text:span><text:span text:style-name="T56_10"><text:s/></text:span><text:span text:style-name="T56_11">lo</text:span><text:span text:style-name="T56_12"><text:s/></text:span><text:span text:style-name="T56_13">desea</text:span></text:p>
              </text:list-item>
            </text:list>
          </table:table-cell>
        </table:table-row>
      </table:table>
      <text:p text:style-name="P57"/>
      <text:p text:style-name="P5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fo:font-weight="bold" style:font-weight-asian="bold" style:font-weight-complex="bold"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fo:font-weight="bold" style:font-weight-asian="bold" style:font-weight-complex="bold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fo:font-weight="bold" style:font-weight-asian="bold" style:font-weight-complex="bold"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A" text:style-name="List3Level0" style:num-suffix="." text:level="1">
        <style:list-level-properties text:space-before="0.635cm" text:min-label-width="0.635cm" fo:text-align="start"/>
        <style:text-properties fo:font-weight="bold" style:font-weight-asian="bold" style:font-weight-complex="bold"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fo:font-weight="bold" style:font-weight-asian="bold" style:font-weight-complex="bold"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fo:font-weight="bold" style:font-weight-asian="bold" style:font-weight-complex="bold"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fo:font-weight="bold" style:font-weight-asian="bold" style:font-weight-complex="bold"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A" text:style-name="List5Level0" style:num-suffix="." text:level="1">
        <style:list-level-properties text:space-before="0.635cm" text:min-label-width="0.635cm" fo:text-align="start"/>
        <style:text-properties fo:font-weight="bold" style:font-weight-asian="bold" style:font-weight-complex="bold"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